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200000334EA8561348582F60D.png" manifest:media-type="image/png"/>
  <manifest:file-entry manifest:full-path="Pictures/1000FAE000006D3E000092F889BE0215B1314B6C.svg" manifest:media-type="image/svg+xml"/>
  <manifest:file-entry manifest:full-path="Pictures/100002010000020D000003B82541E89C1FBFD7B3.png" manifest:media-type="image/png"/>
  <manifest:file-entry manifest:full-path="Pictures/1001996F00010F820001EBF6AADC71A1E1690CC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.211cm, 0cm, 26.801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68cm, 0cm, 4.889cm, 0.827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fo:min-height="0.47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imes New Roman" fo:font-size="12pt" fo:font-style="italic" style:letter-kerning="true" style:font-name-asian="微软雅黑" style:font-size-asian="12pt" style:font-style-asian="italic" style:font-name-complex="Arial" style:font-size-complex="12pt" style:font-style-complex="italic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Times New Roman" fo:font-size="12pt" fo:font-style="italic" style:letter-kerning="true" style:font-name-asian="微软雅黑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frame draw:style-name="gr1" draw:text-style-name="P1" draw:layer="layout" svg:width="2.1cm" svg:height="0.721cm" draw:transform="rotate (1.02363560629467) translate (10.285cm 9.945cm)">
            <draw:text-box>
              <text:p><text:span text:style-name="T1">Bia</text:span><text:span text:style-name="T1">nca</text:span></text:p>
            </draw:text-box>
          </draw:frame>
          <draw:frame draw:style-name="gr1" draw:text-style-name="P1" draw:layer="layout" svg:width="2.2cm" svg:height="0.721cm" draw:transform="rotate (-1.08070787283489) translate (10.236cm 2cm)">
            <draw:text-box>
              <text:p><text:span text:style-name="T1">Oss</text:span><text:span text:style-name="T1">er</text:span></text:p>
            </draw:text-box>
          </draw:frame>
          <draw:frame draw:style-name="gr1" draw:text-style-name="P1" draw:layer="layout" svg:width="1.586cm" svg:height="0.721cm" draw:transform="rotate (0.418355421703041) translate (2.658cm 2.141cm)">
            <draw:text-box>
              <text:p><text:span text:style-name="T1">Iva</text:span><text:span text:style-name="T1">na</text:span></text:p>
            </draw:text-box>
          </draw:frame>
          <draw:frame draw:style-name="gr1" draw:text-style-name="P1" draw:layer="layout" svg:width="1.9cm" svg:height="0.721cm" draw:transform="rotate (-0.622384411261178) translate (3.427cm 10.874cm)">
            <draw:text-box>
              <text:p><text:span text:style-name="T1">An</text:span><text:span text:style-name="T1">gel</text:span><text:span text:style-name="T1">a</text:span></text:p>
            </draw:text-box>
          </draw:frame>
          <draw:frame draw:style-name="gr1" draw:text-style-name="P1" draw:layer="layout" svg:width="1.4cm" svg:height="0.721cm" draw:transform="rotate (1.15087010876506) translate (0.554cm 6.107cm)">
            <draw:text-box>
              <text:p><text:span text:style-name="T1">Ale</text:span></text:p>
            </draw:text-box>
          </draw:frame>
          <draw:frame draw:style-name="gr1" draw:text-style-name="P1" draw:layer="layout" svg:width="1.9cm" svg:height="0.721cm" draw:transform="rotate (-1.12346843950875) translate (1.35cm 7.8cm)">
            <draw:text-box>
              <text:p><text:span text:style-name="T1">Ale</text:span><text:span text:style-name="T1">sia</text:span></text:p>
            </draw:text-box>
          </draw:frame>
          <draw:frame draw:style-name="gr1" draw:text-style-name="P1" draw:layer="layout" svg:width="1.3cm" svg:height="0.721cm" svg:x="0.8cm" svg:y="3.9cm">
            <draw:text-box>
              <text:p><text:span text:style-name="T1">Sire</text:span></text:p>
            </draw:text-box>
          </draw:frame>
          <draw:frame draw:style-name="gr1" draw:text-style-name="P1" draw:layer="layout" svg:width="1.3cm" svg:height="0.721cm" svg:x="1.5cm" svg:y="9.879cm">
            <draw:text-box>
              <text:p><text:span text:style-name="T1">Tar</text:span></text:p>
            </draw:text-box>
          </draw:frame>
          <draw:frame draw:style-name="gr1" draw:text-style-name="P1" draw:layer="layout" svg:width="1.3cm" svg:height="0.721cm" svg:x="6.5cm" svg:y="11.8cm">
            <draw:text-box>
              <text:p><text:span text:style-name="T1">Tor</text:span><text:span text:style-name="T1">k</text:span></text:p>
            </draw:text-box>
          </draw:frame>
        </draw:g>
        <draw:frame draw:style-name="gr1" draw:text-style-name="P1" draw:layer="layout" svg:width="1.5cm" svg:height="0.721cm" draw:transform="rotate (0.129852496348378) translate (20.135cm 12.05cm)">
          <draw:text-box>
            <text:p><text:span text:style-name="T1">Renia</text:span></text:p>
          </draw:text-box>
        </draw:frame>
        <draw:frame draw:style-name="gr1" draw:text-style-name="P1" draw:layer="layout" svg:width="2.3cm" svg:height="0.721cm" draw:transform="rotate (-0.741066800396793) translate (15.325cm 9.598cm)">
          <draw:text-box>
            <text:p><text:span text:style-name="T1">Chl</text:span><text:span text:style-name="T1">am</text:span><text:span text:style-name="T1">yvir</text:span></text:p>
          </draw:text-box>
        </draw:frame>
        <draw:frame draw:style-name="gr1" draw:text-style-name="P1" draw:layer="layout" svg:width="1.8cm" svg:height="0.721cm" draw:transform="rotate (1.31894531573211) translate (24.822cm 8.456cm)">
          <draw:text-box>
            <text:p><text:span text:style-name="T1">T</text:span><text:span text:style-name="T1">e</text:span><text:span text:style-name="T1">k</text:span><text:span text:style-name="T1">a</text:span><text:span text:style-name="T1">y</text:span></text:p>
          </draw:text-box>
        </draw:frame>
        <draw:frame draw:style-name="gr1" draw:text-style-name="P1" draw:layer="layout" svg:width="2.3cm" svg:height="0.721cm" draw:transform="rotate (1.29835043055858) translate (14.094cm 6.071cm)">
          <draw:text-box>
            <text:p><text:span text:style-name="T1">Athila</text:span></text:p>
          </draw:text-box>
        </draw:frame>
        <draw:frame draw:style-name="gr1" draw:text-style-name="P1" draw:layer="layout" svg:width="1.5cm" svg:height="0.721cm" draw:transform="rotate (-0.680852941202988) translate (17.094cm 10.987cm)">
          <draw:text-box>
            <text:p><text:span text:style-name="T1">CR</text:span><text:span text:style-name="T1">M</text:span></text:p>
          </draw:text-box>
        </draw:frame>
        <draw:frame draw:style-name="gr1" draw:text-style-name="P1" draw:layer="layout" svg:width="2.8cm" svg:height="0.721cm" draw:transform="rotate (-0.626049602690366) translate (22.331cm 1.3cm)">
          <draw:text-box>
            <text:p><text:span text:style-name="T1">Unclassified</text:span></text:p>
          </draw:text-box>
        </draw:frame>
        <draw:frame draw:style-name="gr2" draw:text-style-name="P2" draw:layer="layout" svg:width="10.389cm" svg:height="10.617cm" svg:x="1.2cm" svg:y="1.5cm">
          <draw:image xlink:href="Pictures/1001996F00010F820001EBF6AADC71A1E1690CCC.svg" xlink:type="simple" xlink:show="embed" xlink:actuate="onLoad" draw:mime-type="image/svg+xml">
            <text:p/>
          </draw:image>
          <draw:image xlink:href="Pictures/100002010000020D000003B82541E89C1FBFD7B3.png" xlink:type="simple" xlink:show="embed" xlink:actuate="onLoad" draw:mime-type="image/png"/>
        </draw:frame>
        <draw:frame draw:style-name="gr3" draw:text-style-name="P2" draw:layer="layout" svg:width="10.389cm" svg:height="10.617cm" svg:x="14.7cm" svg:y="1.583cm">
          <draw:image xlink:href="Pictures/1000FAE000006D3E000092F889BE0215B1314B6C.svg" xlink:type="simple" xlink:show="embed" xlink:actuate="onLoad" draw:mime-type="image/svg+xml">
            <text:p/>
          </draw:image>
          <draw:image xlink:href="Pictures/100002010000026200000334EA8561348582F60D.png" xlink:type="simple" xlink:show="embed" xlink:actuate="onLoad" draw:mime-type="image/png"/>
        </draw:frame>
        <draw:frame draw:style-name="gr1" draw:text-style-name="P1" draw:layer="layout" svg:width="2.8cm" svg:height="0.721cm" draw:transform="rotate (0.718202987195667) translate (22.5cm 11.542cm)">
          <draw:text-box>
            <text:p><text:span text:style-name="T1">Unclassified</text:span></text:p>
          </draw:text-box>
        </draw:frame>
        <draw:frame draw:style-name="gr1" draw:text-style-name="P1" draw:layer="layout" svg:width="2.926cm" svg:height="0.721cm" draw:transform="rotate (-1.12521376876074) translate (14.485cm 7.622cm)">
          <draw:text-box>
            <text:p><text:span text:style-name="T1">Un</text:span><text:span text:style-name="T1">clas</text:span><text:span text:style-name="T1">sifie</text:span><text:span text:style-name="T1">d</text:span></text:p>
          </draw:text-box>
        </draw:frame>
        <draw:frame draw:style-name="gr4" draw:text-style-name="P4" draw:layer="layout" svg:width="2.334cm" svg:height="0.721cm" draw:transform="rotate (1.13341681624512) translate (24.11cm 10.127cm)">
          <draw:text-box>
            <text:p text:style-name="P3"><text:span text:style-name="T2">Galadri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b66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4T17:46:39.551000000</meta:creation-date>
    <dc:date>2021-07-22T16:37:56.913412343</dc:date>
    <meta:editing-duration>PT5H24M</meta:editing-duration>
    <meta:editing-cycles>9</meta:editing-cycles>
    <meta:generator>LibreOffice/7.1.4.2$Linux_X86_64 LibreOffice_project/a529a4fab45b75fefc5b6226684193eb000654f6</meta:generator>
    <meta:document-statistic meta:object-count="21"/>
  </office:meta>
</office:document-meta>
</file>